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28pt" fo:font-style="normal" fo:text-shadow="none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969cm" svg:x="1.016cm" svg:y="0.762cm">
          <draw:text-box>
            <text:p text:style-name="P1"><text:span text:style-name="T1">Old Testament</text:span></text:p>
            <text:p text:style-name="P1"><text:span text:style-name="T2">Deuteronomy 18:15–2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766cm" svg:x="1.524cm" svg:y="0.87cm">
          <draw:text-box>
            <text:p text:style-name="P4"><text:span text:style-name="T3">15</text:span><text:span text:style-name="T4">“The LORD your God will raise up for you a prophet like me from among you, from your brothers—it is to him you shall listen— </text:span><text:span text:style-name="T3">16</text:span><text:span text:style-name="T4">just as you desired of the LORD your God at Horeb on the day of the assembly, when you sai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5.4cm" svg:height="7.766cm" svg:x="1.27cm" svg:y="0.87cm">
          <draw:text-box>
            <text:p text:style-name="P4"><text:span text:style-name="T4">‘</text:span><text:span text:style-name="T4">Let me not hear again the voice of the LORD my God or see this great fire any more, lest I die.’ </text:span><text:span text:style-name="T3">17</text:span><text:span text:style-name="T4">And the LORD said to me, ‘They are right in what they have spoken. </text:span><text:span text:style-name="T3">18</text:span><text:span text:style-name="T4">I will raise up for them </text:span></text:p>
            <text:p text:style-name="P4"><text:span text:style-name="T4">a prophet like you from among their broth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6" draw:layer="layout" svg:width="25.146cm" svg:height="7.766cm" svg:x="1.524cm" svg:y="0.87cm">
          <draw:text-box>
            <text:p text:style-name="P4"><text:span text:style-name="T4">And I will put my words in his mouth, and he shall speak to them all that I command him. </text:span><text:span text:style-name="T3">19</text:span><text:span text:style-name="T4">And whoever will not listen to my words that he shall speak in my name, I myself will require it of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8" draw:layer="layout" svg:width="25.146cm" svg:height="6.604cm" svg:x="1.524cm" svg:y="1.016cm">
          <draw:text-box>
            <text:p text:style-name="P7"><text:span text:style-name="T3">20</text:span><text:span text:style-name="T4">But the prophet who presumes to speak a word in my name that I have not commanded him to speak, or who speaks in the name of other gods, that same prophet shall di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20:30:45.595000000</meta:creation-date>
    <dc:title>Hymn template</dc:title>
    <meta:editing-duration>PT16M37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24T20:36:23.75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1-30T20:30:45.064000000"/>
  </office:meta>
</office:document-meta>
</file>